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e18a8" officeooo:paragraph-rsid="000e18a8"/>
    </style:style>
    <style:style style:name="P2" style:family="paragraph" style:parent-style-name="Standard">
      <style:text-properties officeooo:rsid="000e18a8" officeooo:paragraph-rsid="000e18a8"/>
    </style:style>
    <style:style style:name="P3" style:family="paragraph" style:parent-style-name="Standard" style:list-style-name="L3">
      <style:text-properties officeooo:rsid="000e18a8" officeooo:paragraph-rsid="000e18a8"/>
    </style:style>
    <style:style style:name="P4" style:family="paragraph" style:parent-style-name="Standard" style:list-style-name="L3">
      <style:text-properties officeooo:paragraph-rsid="000e18a8"/>
    </style:style>
    <style:style style:name="T1" style:family="text">
      <style:text-properties officeooo:rsid="000e18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80800168836899375" text:style-name="L2">
        <text:list-item>
          <text:p text:style-name="P1">Complete oops in <text:s/>php</text:p>
        </text:list-item>
        <text:list-item>
          <text:p text:style-name="P1">complete javascript oops</text:p>
        </text:list-item>
        <text:list-item>
          <text:p text:style-name="P1">complete a project in angular ecom</text:p>
        </text:list-item>
        <text:list-item>
          <text:p text:style-name="P1">database practise </text:p>
        </text:list-item>
        <text:list-item>
          <text:p text:style-name="P1">recall os </text:p>
        </text:list-item>
        <text:list-item>
          <text:p text:style-name="P1">start coding (datastructures)</text:p>
        </text:list-item>
        <text:list-item>
          <text:p text:style-name="P1">increase analitical </text:p>
        </text:list-item>
        <text:list-item>
          <text:p text:style-name="P1">know things not just study them </text:p>
        </text:list-item>
      </text:list>
      <text:p text:style-name="P2"/>
      <text:p text:style-name="P2"/>
      <text:list xml:id="list2585776491623188813" text:style-name="L3">
        <text:list-header>
          <text:p text:style-name="P3"/>
        </text:list-header>
        <text:list-item>
          <text:p text:style-name="P4"><text:span text:style-name="T1">start ecom-card website </text:span></text:p>
        </text:list-item>
        <text:list-item>
          <text:p text:style-name="P3">start web developement website 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3:58:43.543929464</meta:creation-date>
    <meta:generator>LibreOffice/5.1.6.2$Linux_X86_64 LibreOffice_project/10m0$Build-2</meta:generator>
    <dc:date>2018-12-18T00:02:47.661900860</dc:date>
    <meta:editing-duration>PT4M4S</meta:editing-duration>
    <meta:editing-cycles>1</meta:editing-cycles>
    <meta:document-statistic meta:table-count="0" meta:image-count="0" meta:object-count="0" meta:page-count="1" meta:paragraph-count="12" meta:word-count="47" meta:character-count="263" meta:non-whitespace-character-count="231"/>
  </office:meta>
</office:document-meta>
</file>